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luiztools.com.br/post/como-usar-nodejs-mysql/" text:style-name="Internet_20_link" text:visited-style-name="Visited_20_Internet_20_Link">https://www.luiztools.com.br/post/como-usar-nodejs-mysql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1" meta:character-count="57" meta:non-whitespace-character-count="57"/>
    <meta:generator>LibreOffice/7.4.7.2$Linux_X86_64 LibreOffice_project/40$Build-2</meta:generator>
  </office:meta>
</office:document-meta>
</file>